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0075F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1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1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15in" svg:x="1.7807in" svg:y="2.3453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22in" svg:height="0.2051in" svg:x="1.9854in" svg:y="2.3453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9in" svg:height="0.215in" svg:x="2.1972in" svg:y="2.3453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122in" svg:x="2.4008in" svg:y="2.3453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1in" svg:height="0.2122in" svg:x="2.6075in" svg:y="2.3453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1in" svg:height="0.2122in" svg:x="2.8126in" svg:y="2.3453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087in" svg:x="3.0173in" svg:y="2.3453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1in" svg:height="0.2122in" svg:x="3.2272in" svg:y="2.3453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087in" svg:x="3.4319in" svg:y="2.3453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39in" svg:height="0.2087in" svg:x="3.6362in" svg:y="2.3453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16in" svg:height="0.2051in" svg:x="3.8398in" svg:y="2.3453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42in" svg:height="0.2087in" svg:x="4.0409in" svg:y="2.3453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087in" svg:x="4.2547in" svg:y="2.3453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189in" svg:x="4.4591in" svg:y="2.3374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39in" svg:height="0.215in" svg:x="4.6681in" svg:y="2.3453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1988in" svg:height="0.2059in" svg:x="4.8717in" svg:y="2.3437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051in" svg:x="5.0701in" svg:y="2.35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79in" svg:height="0.2051in" svg:x="5.2791in" svg:y="2.35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7" draw:text-style-name="P6" svg:width="0.2197in" svg:height="0.198in" svg:x="5.4866in" svg:y="2.35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898in" svg:height="0.2087in" svg:x="5.7063in" svg:y="2.344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15in" svg:x="5.8957in" svg:y="2.3453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898in" svg:height="0.2059in" svg:x="6.1165in" svg:y="2.34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8" draw:text-style-name="P6" svg:width="0.2114in" svg:height="0.2016in" svg:x="6.3063in" svg:y="2.35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05in" svg:height="0.2051in" svg:x="6.5173in" svg:y="2.35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7" draw:text-style-name="P6" svg:width="0.1976in" svg:height="0.198in" svg:x="6.7374in" svg:y="2.35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67in" svg:height="0.2087in" svg:x="6.9346in" svg:y="2.3453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087in" svg:x="7.1409in" svg:y="2.3453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98in" svg:height="0.2087in" svg:x="1.5709in" svg:y="2.3453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8" draw:text-style-name="P6" svg:width="0.2039in" svg:height="0.2016in" svg:x="7.3457in" svg:y="2.352in"><draw:text-box><text:p text:style-name="P3"><text:span text:style-name="T1"><text:a xlink:href="python://get_nama_wajib_pajak(o,28)" xlink:type="simple">28</text:a></text:span></text:p></draw:text-box></draw:frame><draw:frame text:anchor-type="paragraph" draw:z-index="102" draw:style-name="gr13" draw:text-style-name="P13" svg:width="0.1976in" svg:height="0.2177in" svg:x="1.7827in" svg:y="2.0252in"><draw:text-box><text:p text:style-name="P12"><text:span text:style-name="T1"><text:a xlink:href="python://get_npwp_wajib_pajak(o,1)" xlink:type="simple">1</text:a></text:span></text:p></draw:text-box></draw:frame><draw:frame text:anchor-type="paragraph" draw:z-index="103" draw:style-name="gr5" draw:text-style-name="P5" svg:width="0.2122in" svg:height="0.2189in" svg:x="2.1819in" svg:y="2.0252in"><draw:text-box><text:p text:style-name="P12"><text:span text:style-name="T1"><text:a xlink:href="python://get_npwp_wajib_pajak(o,2)" xlink:type="simple">2</text:a></text:span></text:p></draw:text-box></draw:frame><draw:frame text:anchor-type="paragraph" draw:z-index="104" draw:style-name="gr5" draw:text-style-name="P5" svg:width="0.2059in" svg:height="0.2189in" svg:x="2.3937in" svg:y="2.0252in"><draw:text-box><text:p text:style-name="P12"><text:span text:style-name="T1"><text:a xlink:href="python://get_npwp_wajib_pajak(o,3)" xlink:type="simple">3</text:a></text:span></text:p></draw:text-box></draw:frame><draw:frame text:anchor-type="paragraph" draw:z-index="105" draw:style-name="gr14" draw:text-style-name="P5" svg:width="0.2043in" svg:height="0.2217in" svg:x="2.5992in" svg:y="2.0252in"><draw:text-box><text:p text:style-name="P12"><text:span text:style-name="T1"><text:a xlink:href="python://get_npwp_wajib_pajak(o,4)" xlink:type="simple">4</text:a></text:span></text:p></draw:text-box></draw:frame><draw:frame text:anchor-type="paragraph" draw:z-index="106" draw:style-name="gr5" draw:text-style-name="P5" svg:width="0.1996in" svg:height="0.2189in" svg:x="3.0189in" svg:y="2.0252in"><draw:text-box><text:p text:style-name="P12"><text:span text:style-name="T1"><text:a xlink:href="python://get_npwp_wajib_pajak(o,5)" xlink:type="simple">5</text:a></text:span></text:p></draw:text-box></draw:frame><draw:frame text:anchor-type="paragraph" draw:z-index="107" draw:style-name="gr5" draw:text-style-name="P5" svg:width="0.2043in" svg:height="0.2189in" svg:x="3.2181in" svg:y="2.0252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14" draw:text-style-name="P5" svg:width="0.2177in" svg:height="0.2217in" svg:x="3.422in" svg:y="2.0252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14" draw:text-style-name="P5" svg:width="0.2039in" svg:height="0.2217in" svg:x="3.8366in" svg:y="2.0252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14" draw:text-style-name="P5" svg:width="0.2098in" svg:height="0.2217in" svg:x="4.2335in" svg:y="2.0252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5" draw:text-style-name="P6" svg:width="0.2067in" svg:height="0.2189in" svg:x="4.4374in" svg:y="2.0252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14" draw:text-style-name="P6" svg:width="0.2024in" svg:height="0.2217in" svg:x="4.6437in" svg:y="2.0252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14" draw:text-style-name="P6" svg:width="0.2094in" svg:height="0.2217in" svg:x="5.0543in" svg:y="2.0252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5" draw:text-style-name="P6" svg:width="0.2071in" svg:height="0.2189in" svg:x="5.2634in" svg:y="2.0252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14" draw:text-style-name="P6" svg:width="0.2071in" svg:height="0.2217in" svg:x="5.4701in" svg:y="2.0252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5" draw:text-style-name="P13" svg:width="0.1988in" svg:height="0.2197in" svg:x="1.5728in" svg:y="2.0252in"><draw:text-box><text:p text:style-name="P12"><text:span text:style-name="T1"><text:a xlink:href="python://get_npwp_wajib_pajak(o,0)" xlink:type="simple">0</text:a></text:span></text:p></draw:text-box></draw:frame><draw:frame text:anchor-type="paragraph" draw:z-index="117" draw:style-name="gr16" draw:text-style-name="P13" svg:width="0.2142in" svg:height="0.2185in" svg:x="3.6047in" svg:y="9.0591in"><draw:text-box><text:p text:style-name="P12"><text:span text:style-name="T1"><text:a xlink:href="python://get_npwp_pemotong_pajak(o,1)" xlink:type="simple">1</text:a></text:span></text:p></draw:text-box></draw:frame><draw:frame text:anchor-type="paragraph" draw:z-index="118" draw:style-name="gr16" draw:text-style-name="P5" svg:width="0.2169in" svg:height="0.2185in" svg:x="4.0134in" svg:y="9.0591in"><draw:text-box><text:p text:style-name="P12"><text:span text:style-name="T1"><text:a xlink:href="python://get_npwp_pemotong_pajak(o,2)" xlink:type="simple">2</text:a></text:span></text:p></draw:text-box></draw:frame><draw:frame text:anchor-type="paragraph" draw:z-index="119" draw:style-name="gr16" draw:text-style-name="P5" svg:width="0.2067in" svg:height="0.2185in" svg:x="4.2299in" svg:y="9.0591in"><draw:text-box><text:p text:style-name="P12"><text:span text:style-name="T1"><text:a xlink:href="python://get_npwp_pemotong_pajak(o,3)" xlink:type="simple">3</text:a></text:span></text:p></draw:text-box></draw:frame><draw:frame text:anchor-type="paragraph" draw:z-index="120" draw:style-name="gr16" draw:text-style-name="P5" svg:width="0.2122in" svg:height="0.2185in" svg:x="4.4362in" svg:y="9.0598in"><draw:text-box><text:p text:style-name="P12"><text:span text:style-name="T1"><text:a xlink:href="python://get_npwp_pemotong_pajak(o,4)" xlink:type="simple">4</text:a></text:span></text:p></draw:text-box></draw:frame><draw:frame text:anchor-type="paragraph" draw:z-index="121" draw:style-name="gr16" draw:text-style-name="P5" svg:width="0.224in" svg:height="0.2185in" svg:x="4.8409in" svg:y="9.0598in"><draw:text-box><text:p text:style-name="P12"><text:span text:style-name="T1"><text:a xlink:href="python://get_npwp_pemotong_pajak(o,5)" xlink:type="simple">5</text:a></text:span></text:p></draw:text-box></draw:frame><draw:frame text:anchor-type="paragraph" draw:z-index="122" draw:style-name="gr16" draw:text-style-name="P5" svg:width="0.1933in" svg:height="0.2185in" svg:x="5.0646in" svg:y="9.0598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6" draw:text-style-name="P5" svg:width="0.2142in" svg:height="0.2185in" svg:x="5.2575in" svg:y="9.0598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6" draw:text-style-name="P5" svg:width="0.2087in" svg:height="0.2185in" svg:x="5.6799in" svg:y="9.0598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6" draw:text-style-name="P5" svg:width="0.2122in" svg:height="0.2185in" svg:x="6.0752in" svg:y="9.0598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6" draw:text-style-name="P6" svg:width="0.2134in" svg:height="0.2185in" svg:x="6.2866in" svg:y="9.0598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6" draw:text-style-name="P6" svg:width="0.1969in" svg:height="0.2185in" svg:x="6.5in" svg:y="9.0598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6" draw:text-style-name="P6" svg:width="0.1976in" svg:height="0.2185in" svg:x="6.9165in" svg:y="9.0598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6" draw:text-style-name="P6" svg:width="0.2122in" svg:height="0.2185in" svg:x="7.1138in" svg:y="9.05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6" draw:text-style-name="P6" svg:width="0.1976in" svg:height="0.2185in" svg:x="7.3256in" svg:y="9.0598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6" draw:text-style-name="P13" svg:width="0.1933in" svg:height="0.2185in" svg:x="3.4118in" svg:y="9.0598in"><draw:text-box><text:p text:style-name="P12"><text:span text:style-name="T1"><text:a xlink:href="python://get_npwp_pemotong_pajak(o,0)" xlink:type="simple">0</text:a></text:span></text:p></draw:text-box></draw:frame><draw:frame text:anchor-type="paragraph" draw:z-index="132" draw:style-name="gr10" draw:text-style-name="P4" svg:width="0.2031in" svg:height="0.2114in" svg:x="3.6193in" svg:y="9.3591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0" draw:text-style-name="P4" svg:width="0.2094in" svg:height="0.2114in" svg:x="3.822in" svg:y="9.3591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0" draw:text-style-name="P4" svg:width="0.2185in" svg:height="0.2114in" svg:x="4.0075in" svg:y="9.3591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0" draw:text-style-name="P4" svg:width="0.2067in" svg:height="0.2114in" svg:x="4.2256in" svg:y="9.3591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0" draw:text-style-name="P5" svg:width="0.2039in" svg:height="0.2114in" svg:x="4.4319in" svg:y="9.3591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0" draw:text-style-name="P5" svg:width="0.2248in" svg:height="0.2114in" svg:x="4.6354in" svg:y="9.3591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0" draw:text-style-name="P5" svg:width="0.2043in" svg:height="0.2114in" svg:x="4.839in" svg:y="9.3591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7" draw:text-style-name="P4" svg:width="0.2142in" svg:height="0.2106in" svg:x="5.0429in" svg:y="9.36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0" draw:text-style-name="P4" svg:width="0.2043in" svg:height="0.2114in" svg:x="5.2571in" svg:y="9.3591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7" draw:text-style-name="P6" svg:width="0.2224in" svg:height="0.2106in" svg:x="5.461in" svg:y="9.36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7" draw:text-style-name="P6" svg:width="0.2087in" svg:height="0.2106in" svg:x="5.6835in" svg:y="9.36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7" draw:text-style-name="P6" svg:width="0.1858in" svg:height="0.2106in" svg:x="5.8917in" svg:y="9.36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7" draw:text-style-name="P6" svg:width="0.2134in" svg:height="0.2106in" svg:x="6.0772in" svg:y="9.36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7" draw:text-style-name="P6" svg:width="0.2134in" svg:height="0.2106in" svg:x="6.2902in" svg:y="9.36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7" draw:text-style-name="P6" svg:width="0.2059in" svg:height="0.2106in" svg:x="6.5035in" svg:y="9.36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7" draw:text-style-name="P6" svg:width="0.198in" svg:height="0.2106in" svg:x="6.7091in" svg:y="9.36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7" draw:text-style-name="P6" svg:width="0.198in" svg:height="0.2106in" svg:x="6.9146in" svg:y="9.36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7" draw:text-style-name="P6" svg:width="0.2122in" svg:height="0.2106in" svg:x="7.1126in" svg:y="9.36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7" draw:text-style-name="P6" svg:width="0.2205in" svg:height="0.2106in" svg:x="7.3244in" svg:y="9.36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8" draw:text-style-name="P4" svg:width="0.2213in" svg:height="0.235in" svg:x="3.3984in" svg:y="9.3516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9" draw:text-style-name="P5" svg:width="0.2059in" svg:height="0.2157in" svg:x="1.7736in" svg:y="2.65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9" draw:text-style-name="P5" svg:width="0.2031in" svg:height="0.2157in" svg:x="1.9791in" svg:y="2.65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9" draw:text-style-name="P5" svg:width="0.224in" svg:height="0.2157in" svg:x="2.1819in" svg:y="2.65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9" draw:text-style-name="P5" svg:width="0.2169in" svg:height="0.2157in" svg:x="2.3874in" svg:y="2.65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1" draw:text-style-name="P5" svg:width="0.2051in" svg:height="0.215in" svg:x="2.6043in" svg:y="2.650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1" draw:text-style-name="P5" svg:width="0.2039in" svg:height="0.215in" svg:x="2.8091in" svg:y="2.650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1" draw:text-style-name="P5" svg:width="0.2031in" svg:height="0.215in" svg:x="3.0126in" svg:y="2.650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1" draw:text-style-name="P5" svg:width="0.2043in" svg:height="0.215in" svg:x="3.2154in" svg:y="2.650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1" draw:text-style-name="P5" svg:width="0.2122in" svg:height="0.215in" svg:x="3.4193in" svg:y="2.650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1" draw:text-style-name="P6" svg:width="0.2098in" svg:height="0.215in" svg:x="3.6311in" svg:y="2.650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1" draw:text-style-name="P6" svg:width="0.2059in" svg:height="0.215in" svg:x="3.8398in" svg:y="2.650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1" draw:text-style-name="P6" svg:width="0.2122in" svg:height="0.215in" svg:x="4.0453in" svg:y="2.650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1" draw:text-style-name="P6" svg:width="0.1976in" svg:height="0.215in" svg:x="4.2571in" svg:y="2.650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1" draw:text-style-name="P6" svg:width="0.2134in" svg:height="0.215in" svg:x="4.4543in" svg:y="2.650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1" draw:text-style-name="P6" svg:width="0.1961in" svg:height="0.215in" svg:x="4.6665in" svg:y="2.650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1" draw:text-style-name="P6" svg:width="0.213in" svg:height="0.215in" svg:x="4.8626in" svg:y="2.650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1" draw:text-style-name="P6" svg:width="0.2012in" svg:height="0.215in" svg:x="5.0752in" svg:y="2.650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1" draw:text-style-name="P6" svg:width="0.1969in" svg:height="0.215in" svg:x="5.2965in" svg:y="2.650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1" draw:text-style-name="P6" svg:width="0.2043in" svg:height="0.215in" svg:x="5.4925in" svg:y="2.650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1" draw:text-style-name="P6" svg:width="0.2059in" svg:height="0.215in" svg:x="5.6965in" svg:y="2.650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1" draw:text-style-name="P6" svg:width="0.2122in" svg:height="0.215in" svg:x="5.902in" svg:y="2.650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1" draw:text-style-name="P6" svg:width="0.2059in" svg:height="0.215in" svg:x="6.1138in" svg:y="2.650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1" draw:text-style-name="P6" svg:width="0.2043in" svg:height="0.215in" svg:x="6.3193in" svg:y="2.650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1" draw:text-style-name="P6" svg:width="0.2051in" svg:height="0.215in" svg:x="6.5236in" svg:y="2.650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1" draw:text-style-name="P6" svg:width="0.2043in" svg:height="0.215in" svg:x="6.7283in" svg:y="2.650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2" draw:text-style-name="P6" svg:width="0.213in" svg:height="0.2051in" svg:x="6.9327in" svg:y="2.650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1" draw:text-style-name="P6" svg:width="0.1976in" svg:height="0.215in" svg:x="7.1453in" svg:y="2.650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1" draw:text-style-name="P5" svg:width="0.1996in" svg:height="0.215in" svg:x="1.5744in" svg:y="2.650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10" draw:text-style-name="P6" svg:width="0.1976in" svg:height="0.2114in" svg:x="7.3575in" svg:y="2.6508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1" draw:text-style-name="P7" svg:width="6.7776in" svg:height="0.2169in" svg:x="0.1264in" svg:y="3.6299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2" draw:text-style-name="P7" svg:width="1.8248in" svg:height="0.2106in" svg:x="2.798in" svg:y="5.1756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61" draw:style-name="gr12" draw:text-style-name="P7" svg:width="1.8248in" svg:height="0.2106in" svg:x="2.798in" svg:y="4.9654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62" draw:style-name="gr12" draw:text-style-name="P7" svg:width="1.8362in" svg:height="0.2106in" svg:x="2.7866in" svg:y="4.7547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63" draw:style-name="gr12" draw:text-style-name="P7" svg:width="1.8189in" svg:height="0.2205in" svg:x="2.8043in" svg:y="4.5346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4" draw:style-name="gr12" draw:text-style-name="P7" svg:width="1.8268in" svg:height="0.2331in" svg:x="2.7925in" svg:y="4.302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65" draw:style-name="gr12" draw:text-style-name="P7" svg:width="1.8331in" svg:height="0.1807in" svg:x="2.798in" svg:y="5.4311in"><draw:text-box><text:p text:style-name="P8"><text:span text:style-name="T4"><text:a xlink:href="python://formatLang(get_matrix_line(6).get('bruto', &quot;&quot;), dp='DPP Bukti Potong')" xlink:type="simple">BRUTO_6</text:a></text:span></text:p></draw:text-box></draw:frame><draw:frame text:anchor-type="paragraph" draw:z-index="66" draw:style-name="gr12" draw:text-style-name="P7" svg:width="1.8177in" svg:height="0.2106in" svg:x="2.798in" svg:y="6.0689in"><draw:text-box><text:p text:style-name="P8"><text:span text:style-name="T4"><text:a xlink:href="python://formatLang(get_matrix_line(7).get('bruto', &quot;&quot;), dp='DPP Bukti Potong')" xlink:type="simple">BRUTO_7</text:a></text:span></text:p></draw:text-box></draw:frame><draw:frame text:anchor-type="paragraph" draw:z-index="67" draw:style-name="gr12" draw:text-style-name="P7" svg:width="1.8315in" svg:height="0.2106in" svg:x="2.8016in" svg:y="6.5382in"><draw:text-box><text:p text:style-name="P8"><text:span text:style-name="T4"><text:a xlink:href="python://formatLang(get_matrix_line(8).get('bruto', &quot;&quot;), dp='DPP Bukti Potong')" xlink:type="simple">BRUTO_8</text:a></text:span></text:p></draw:text-box></draw:frame><draw:frame text:anchor-type="paragraph" draw:z-index="68" draw:style-name="gr12" draw:text-style-name="P7" svg:width="1.8315in" svg:height="0.2106in" svg:x="2.8016in" svg:y="6.7484in"><draw:text-box><text:p text:style-name="P8"><text:span text:style-name="T4"><text:a xlink:href="python://formatLang(get_matrix_line(9).get('bruto', &quot;&quot;), dp='DPP Bukti Potong')" xlink:type="simple">BRUTO_9</text:a></text:span></text:p></draw:text-box></draw:frame><draw:frame text:anchor-type="paragraph" draw:z-index="69" draw:style-name="gr12" draw:text-style-name="P7" svg:width="1.835in" svg:height="0.2106in" svg:x="2.7925in" svg:y="7.1846in"><draw:text-box><text:p text:style-name="P8"><text:span text:style-name="T4"><text:a xlink:href="python://formatLang(get_matrix_line(10).get('bruto', &quot;&quot;), dp='DPP Bukti Potong')" xlink:type="simple">BRUTO_10</text:a></text:span></text:p></draw:text-box></draw:frame><draw:frame text:anchor-type="paragraph" draw:z-index="70" draw:style-name="gr12" draw:text-style-name="P7" svg:width="1.8406in" svg:height="0.2106in" svg:x="2.7925in" svg:y="7.3953in"><draw:text-box><text:p text:style-name="P8"><text:span text:style-name="T4"><text:a xlink:href="python://formatLang(get_matrix_line(11).get('bruto', &quot;&quot;), dp='DPP Bukti Potong')" xlink:type="simple">BRUTO_11</text:a></text:span></text:p></draw:text-box></draw:frame><draw:frame text:anchor-type="paragraph" draw:z-index="71" draw:style-name="gr12" draw:text-style-name="P7" svg:width="1.6358in" svg:height="0.2098in" svg:x="5.8429in" svg:y="5.1835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72" draw:style-name="gr12" draw:text-style-name="P7" svg:width="1.6252in" svg:height="0.2098in" svg:x="5.8535in" svg:y="4.9736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73" draw:style-name="gr12" draw:text-style-name="P7" svg:width="1.6461in" svg:height="0.2335in" svg:x="5.8535in" svg:y="4.7402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74" draw:style-name="gr12" draw:text-style-name="P7" svg:width="1.6303in" svg:height="0.2098in" svg:x="5.8535in" svg:y="4.5307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75" draw:style-name="gr12" draw:text-style-name="P7" svg:width="1.6461in" svg:height="0.2343in" svg:x="5.8535in" svg:y="4.2965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6" draw:style-name="gr12" draw:text-style-name="P7" svg:width="1.6043in" svg:height="0.2134in" svg:x="5.8791in" svg:y="5.4217in"><draw:text-box><text:p text:style-name="P8"><text:span text:style-name="T4"><text:a xlink:href="python://formatLang(get_matrix_line(6).get('pph_dipotong', &quot;&quot;), dp='PPh Bukti Potong')" xlink:type="simple">PPH_6</text:a></text:span></text:p></draw:text-box></draw:frame><draw:frame text:anchor-type="paragraph" draw:z-index="77" draw:style-name="gr12" draw:text-style-name="P7" svg:width="1.6378in" svg:height="0.2098in" svg:x="5.8563in" svg:y="6.0925in"><draw:text-box><text:p text:style-name="P8"><text:span text:style-name="T4"><text:a xlink:href="python://formatLang(get_matrix_line(7).get('pph_dipotong', &quot;&quot;), dp='PPh Bukti Potong')" xlink:type="simple">PPH_7</text:a></text:span></text:p></draw:text-box></draw:frame><draw:frame text:anchor-type="paragraph" draw:z-index="78" draw:style-name="gr12" draw:text-style-name="P7" svg:width="1.6343in" svg:height="0.2098in" svg:x="5.8547in" svg:y="6.5291in"><draw:text-box><text:p text:style-name="P8"><text:span text:style-name="T4"><text:a xlink:href="python://formatLang(get_matrix_line(8).get('pph_dipotong', &quot;&quot;), dp='PPh Bukti Potong')" xlink:type="simple">PPH_8</text:a></text:span></text:p></draw:text-box></draw:frame><draw:frame text:anchor-type="paragraph" draw:z-index="79" draw:style-name="gr12" draw:text-style-name="P7" svg:width="1.6449in" svg:height="0.2098in" svg:x="5.8547in" svg:y="6.739in"><draw:text-box><text:p text:style-name="P8"><text:span text:style-name="T4"><text:a xlink:href="python://formatLang(get_matrix_line(9).get('pph_dipotong', &quot;&quot;), dp='PPh Bukti Potong')" xlink:type="simple">PPH_9</text:a></text:span></text:p></draw:text-box></draw:frame><draw:frame text:anchor-type="paragraph" draw:z-index="80" draw:style-name="gr12" draw:text-style-name="P7" svg:width="1.626in" svg:height="0.1996in" svg:x="5.8681in" svg:y="7.2134in"><draw:text-box><text:p text:style-name="P8"><text:span text:style-name="T4"><text:a xlink:href="python://formatLang(get_matrix_line(10).get('pph_dipotong', &quot;&quot;), dp='PPh Bukti Potong')" xlink:type="simple">PPH_10</text:a></text:span></text:p></draw:text-box></draw:frame><draw:frame text:anchor-type="paragraph" draw:z-index="81" draw:style-name="gr12" draw:text-style-name="P7" svg:width="1.6213in" svg:height="0.2098in" svg:x="5.8681in" svg:y="7.4126in"><draw:text-box><text:p text:style-name="P8"><text:span text:style-name="T4"><text:a xlink:href="python://formatLang(get_matrix_line(11).get('pph_dipotong', &quot;&quot;), dp='PPh Bukti Potong')" xlink:type="simple">PPH_11</text:a></text:span></text:p></draw:text-box></draw:frame><draw:frame text:anchor-type="paragraph" draw:z-index="82" draw:style-name="gr12" draw:text-style-name="P9" svg:width="0.2551in" svg:height="0.1831in" svg:x="4.8008in" svg:y="5.1937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3" draw:style-name="gr12" draw:text-style-name="P9" svg:width="0.2571in" svg:height="0.1713in" svg:x="4.7925in" svg:y="4.9854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84" draw:style-name="gr12" draw:text-style-name="P9" svg:width="0.2524in" svg:height="0.1559in" svg:x="4.7992in" svg:y="4.7693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85" draw:style-name="gr12" draw:text-style-name="P9" svg:width="0.2398in" svg:height="0.1705in" svg:x="4.8035in" svg:y="4.5437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86" draw:style-name="gr12" draw:text-style-name="P9" svg:width="0.248in" svg:height="0.1512in" svg:x="4.7992in" svg:y="4.3217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7" draw:style-name="gr12" draw:text-style-name="P9" svg:width="0.2571in" svg:height="0.1976in" svg:x="4.8035in" svg:y="5.422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8" draw:style-name="gr12" draw:text-style-name="P9" svg:width="0.2398in" svg:height="0.176in" svg:x="4.8028in" svg:y="6.0819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9" draw:style-name="gr12" draw:text-style-name="P9" svg:width="0.2358in" svg:height="0.1476in" svg:x="4.8165in" svg:y="6.56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0" draw:style-name="gr12" draw:text-style-name="P9" svg:width="0.2496in" svg:height="0.1803in" svg:x="4.8055in" svg:y="6.759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1" draw:style-name="gr12" draw:text-style-name="P7" svg:width="0.287in" svg:height="0.1496in" svg:x="4.7854in" svg:y="7.2126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2" draw:style-name="gr12" draw:text-style-name="P7" svg:width="0.2398in" svg:height="0.1559in" svg:x="4.8071in" svg:y="7.4299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3" draw:style-name="gr12" draw:text-style-name="P7" svg:width="2.1862in" svg:height="0.2012in" svg:x="0.6118in" svg:y="5.1252in"><draw:text-box><text:p text:style-name="P10"><text:span text:style-name="T4"><text:a xlink:href="python://get_matrix_line(5).get('tax_code_name',%20%22%22)" xlink:type="simple">LAIN_5</text:a></text:span></text:p></draw:text-box></draw:frame><draw:frame text:anchor-type="paragraph" draw:z-index="94" draw:style-name="gr12" draw:text-style-name="P7" svg:width="2.1862in" svg:height="0.2476in" svg:x="0.6118in" svg:y="5.3256in"><draw:text-box><text:p text:style-name="P10"><text:span text:style-name="T4"><text:a xlink:href="python://get_matrix_line(6).get('tax_code_name',%20%22%22)" xlink:type="simple">LAIN_6</text:a></text:span></text:p></draw:text-box></draw:frame><draw:frame text:anchor-type="paragraph" draw:z-index="95" draw:style-name="gr12" draw:text-style-name="P7" svg:width="2.1835in" svg:height="0.2016in" svg:x="0.6146in" svg:y="6.0181in"><draw:text-box><text:p text:style-name="P10"><text:span text:style-name="T4"><text:a xlink:href="python://get_matrix_line(7).get('tax_code_name',%20%22%22)" xlink:type="simple">LAIN_7</text:a></text:span></text:p></draw:text-box></draw:frame><draw:frame text:anchor-type="paragraph" draw:z-index="96" draw:style-name="gr12" draw:text-style-name="P7" svg:width="1.6039in" svg:height="0.2012in" svg:x="1.2008in" svg:y="6.4626in"><draw:text-box><text:p text:style-name="P10"><text:span text:style-name="T4"><text:a xlink:href="python://get_matrix_line(8).get('tax_code_name',%20%22%22)" xlink:type="simple">LAIN_8</text:a></text:span></text:p></draw:text-box></draw:frame><draw:frame text:anchor-type="paragraph" draw:z-index="97" draw:style-name="gr12" draw:text-style-name="P7" svg:width="1.6031in" svg:height="0.2012in" svg:x="1.1984in" svg:y="6.6925in"><draw:text-box><text:p text:style-name="P10"><text:span text:style-name="T4"><text:a xlink:href="python://get_matrix_line(9).get('tax_code_name',%20%22%22)" xlink:type="simple">LAIN_9</text:a></text:span></text:p></draw:text-box></draw:frame><draw:frame text:anchor-type="paragraph" draw:z-index="98" draw:style-name="gr12" draw:text-style-name="P7" svg:width="2.1705in" svg:height="0.2012in" svg:x="0.622in" svg:y="7.3346in"><draw:text-box><text:p text:style-name="P10"><text:span text:style-name="T4"><text:a xlink:href="python://get_matrix_line(11).get('tax_code_name',%20%22%22)" xlink:type="simple">LAIN_11</text:a></text:span></text:p></draw:text-box></draw:frame><draw:frame text:anchor-type="paragraph" draw:z-index="99" draw:style-name="gr12" draw:text-style-name="P7" svg:width="1.8386in" svg:height="0.2094in" svg:x="2.8in" svg:y="7.6339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100" draw:style-name="gr12" draw:text-style-name="P7" svg:width="1.6685in" svg:height="0.2157in" svg:x="5.8091in" svg:y="7.622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101" draw:style-name="gr11" draw:text-style-name="P7" svg:width="6.2969in" svg:height="0.1933in" svg:x="0.9563in" svg:y="7.8736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52" draw:style-name="gr12" draw:text-style-name="P7" svg:width="2.1697in" svg:height="0.1835in" svg:x="4.4429in" svg:y="10.7673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2" draw:text-style-name="P7" svg:width="0.948in" svg:height="0.1835in" svg:x="4.1484in" svg:y="8.2591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2" draw:text-style-name="P7" svg:width="1.148in" svg:height="0.1835in" svg:x="5.1555in" svg:y="8.2563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2" draw:text-style-name="P7" svg:width="0.3142in" svg:height="0.1835in" svg:x="6.5752in" svg:y="8.268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2" draw:text-style-name="P7" svg:width="2.1622in" svg:height="0.1835in" svg:x="3.0937in" svg:y="1.5957in"><draw:text-box><text:p text:style-name="P3"><text:span text:style-name="T4"><text:a xlink:href="python://o.name" xlink:type="simple">NOMOR</text:a></text:span></text:p></draw:text-box></draw:frame><draw:frame text:anchor-type="paragraph" draw:z-index="156" draw:style-name="gr12" draw:text-style-name="P7" svg:width="2.1594in" svg:height="0.2012in" svg:x="0.6217in" svg:y="7.1339in"><draw:text-box><text:p text:style-name="P10"><text:span text:style-name="T4"><text:a xlink:href="python://get_matrix_line(10).get('tax_code_name',%20%22%22)" xlink:type="simple">LAIN_10</text:a></text:span></text:p></draw:text-box></draw:frame><draw:frame text:anchor-type="paragraph" draw:z-index="157" draw:style-name="gr12" draw:text-style-name="P9" svg:width="0.5803in" svg:height="0.2059in" svg:x="5.2634in" svg:y="5.1866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158" draw:style-name="gr12" draw:text-style-name="P9" svg:width="0.6205in" svg:height="0.2122in" svg:x="5.2429in" svg:y="4.9752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159" draw:style-name="gr12" draw:text-style-name="P9" svg:width="0.6094in" svg:height="0.1925in" svg:x="5.2598in" svg:y="4.7555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160" draw:style-name="gr12" draw:text-style-name="P9" svg:width="0.6122in" svg:height="0.2295in" svg:x="5.2417in" svg:y="4.5264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61" draw:style-name="gr12" draw:text-style-name="P9" svg:width="0.5988in" svg:height="0.226in" svg:x="5.2598in" svg:y="4.3008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162" draw:style-name="gr12" draw:text-style-name="P9" svg:width="0.6189in" svg:height="0.2004in" svg:x="5.2362in" svg:y="5.4189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163" draw:style-name="gr12" draw:text-style-name="P9" svg:width="0.6205in" svg:height="0.2079in" svg:x="5.2362in" svg:y="6.0882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164" draw:style-name="gr12" draw:text-style-name="P9" svg:width="0.6232in" svg:height="0.2252in" svg:x="5.2472in" svg:y="6.5138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165" draw:style-name="gr12" draw:text-style-name="P9" svg:width="0.6358in" svg:height="0.2307in" svg:x="5.2417in" svg:y="6.739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166" draw:style-name="gr12" draw:text-style-name="P7" svg:width="0.615in" svg:height="0.1906in" svg:x="5.2535in" svg:y="7.198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167" draw:style-name="gr12" draw:text-style-name="P7" svg:width="0.6039in" svg:height="0.1976in" svg:x="5.2535in" svg:y="7.4181in"><draw:text-box><text:p text:style-name="P3"><text:span text:style-name="T4"><text:a xlink:href="python://get_matrix_line(11).get('tarif_persen',%20%22%22)" xlink:type="simple">TP_1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0075F2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09:42:58.847382130</dc:date>
    <meta:editing-duration>PT11H4M16S</meta:editing-duration>
    <meta:editing-cycles>133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